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ABNT - Titulos.xml" manifest:media-type=""/>
  <manifest:file-entry manifest:full-path="Configurations2/toolbar/custom_ABNT - Texto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E000000DC238336BDBA52337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 style:master-page-name="Standard">
      <style:paragraph-properties fo:line-height="100%" style:page-number="0"/>
    </style:style>
    <style:style style:name="P2" style:family="paragraph" style:parent-style-name="Contents_20_1">
      <style:paragraph-properties>
        <style:tab-stops>
          <style:tab-stop style:position="0.3335in"/>
          <style:tab-stop style:position="6.2929in" style:type="right" style:leader-style="dotted" style:leader-text="."/>
        </style:tab-stops>
      </style:paragraph-properties>
    </style:style>
    <style:style style:name="P3" style:family="paragraph" style:parent-style-name="Contents_20_1" style:list-style-name="">
      <style:text-properties style:font-name="Calibri" fo:font-size="11pt" fo:font-weight="bold" style:font-size-asian="11pt" style:font-weight-asian="bold" style:font-name-complex="Calibri" style:font-size-complex="11pt"/>
    </style:style>
    <style:style style:name="P4" style:family="paragraph" style:parent-style-name="Heading_20_1" style:master-page-name="Convert_20_1">
      <style:paragraph-properties style:page-number="3"/>
    </style:style>
    <style:style style:name="P5" style:family="paragraph" style:parent-style-name="Natureza_20_do_20_Trabalho">
      <style:text-properties fo:font-size="11pt" style:font-size-asian="11pt" style:font-size-complex="12pt"/>
    </style:style>
    <style:style style:name="P6" style:family="paragraph" style:parent-style-name="Natureza_20_do_20_Trabalho">
      <style:text-properties fo:language="none" fo:country="none" style:language-asian="none" style:country-asian="none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text-properties fo:font-size="10pt" fo:language="none" fo:country="none" style:font-size-asian="10pt" style:language-asian="none" style:country-asian="none"/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>
      <style:text-properties fo:font-size="11pt" style:font-size-asian="11pt" style:font-size-complex="12pt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fo:font-size="11.5pt" style:font-size-asian="11.5pt" style:font-size-complex="11.5pt"/>
    </style:style>
    <style:style style:name="P13" style:family="paragraph">
      <loext:graphic-properties draw:fill="solid" draw:fill-color="#78b832"/>
      <style:paragraph-properties style:writing-mode="lr-tb"/>
    </style:style>
    <style:style style:name="T1" style:family="text">
      <style:text-properties fo:font-size="11pt" style:font-size-asian="11pt" style:font-size-complex="12pt"/>
    </style:style>
    <style:style style:name="T2" style:family="text">
      <style:text-properties fo:color="#ff0000" loext:opacity="100%" fo:font-size="11pt" style:font-size-asian="11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6" style:family="text">
      <style:text-properties fo:font-size="10pt" style:font-size-asian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/>
    </style:style>
    <style:style style:name="fr3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/>
    </style:style>
    <style:style style:name="fr4" style:family="graphic" style:parent-style-name="Frame">
      <style:graphic-properties fo:margin-left="0.1256in" fo:margin-right="0.1256in" fo:margin-top="0in" fo:margin-bottom="0in" style:wrap="parallel" style:number-wrapped-paragraphs="no-limit" style:vertical-pos="from-top" style:vertical-rel="page" style:horizontal-pos="from-left" style:horizontal-rel="page" fo:background-color="#ffffff" draw:fill="solid" draw:fill-color="#ffffff" fo:padding="0.0008in" fo:border="none"/>
    </style:style>
    <style:style style:name="fr5" style:family="graphic" style:parent-style-name="Frame">
      <style:graphic-properties fo:margin-left="0.1256in" fo:margin-right="0.1256in" fo:margin-top="0in" fo:margin-bottom="0in" style:run-through="background" style:wrap="parallel" style:number-wrapped-paragraphs="no-limit" style:vertical-pos="from-top" style:vertical-rel="page" style:horizontal-pos="from-left" style:horizontal-rel="page" fo:background-color="#ffffff" draw:fill="solid" draw:fill-color="#ffffff" fo:padding="0.0008in" fo:border="none"/>
    </style:style>
    <style:style style:name="fr6" style:family="graphic" style:parent-style-name="Frame">
      <style:graphic-properties fo:margin-left="0.1256in" fo:margin-right="0.1256in" fo:margin-top="0in" fo:margin-bottom="0in" style:wrap="parallel" style:number-wrapped-paragraphs="no-limit" style:vertical-pos="from-top" style:vertical-rel="page" style:horizontal-pos="from-left" style:horizontal-rel="page" fo:background-color="#ffffff" draw:fill="solid" draw:fill-color="#ffffff" fo:padding-left="0.0008in" fo:padding-right="0.0008in" fo:padding-top="0.0508in" fo:padding-bottom="0.0008in" fo:border="non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78b832" draw:textarea-horizontal-align="left" draw:textarea-vertical-align="top" draw:auto-grow-height="false" fo:min-height="0in" fo:min-width="5.952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none" draw:fill="solid" draw:fill-color="#78b832" draw:textarea-horizontal-align="left" draw:textarea-vertical-align="top" draw:auto-grow-height="false" fo:min-height="0in" fo:min-width="5.952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7" draw:name="figura1" text:anchor-type="as-char" svg:width="6.252in" svg:height="0.8327in" draw:z-index="2"><draw:image xlink:href="Pictures/100000000000077E000000DC238336BDBA523371.jpg" xlink:type="simple" xlink:show="embed" xlink:actuate="onLoad" draw:mime-type="image/jpeg"/></draw:frame></text:p>
      <text:p text:style-name="P7"><draw:custom-shape text:anchor-type="char" draw:z-index="13" draw:style-name="gr2" draw:text-style-name="P13" svg:width="6.2996in" svg:height="0.1252in" svg:x="0in" svg:y="0.0992in"><text:p/><draw:enhanced-geometry svg:viewBox="0 0 21600 21600" draw:type="rectangle" draw:enhanced-path="M 0 0 L 21600 0 21600 21600 0 21600 0 0 Z N"/></draw:custom-shape></text:p>
      <text:p text:style-name="Contents_20_1"><draw:frame draw:style-name="fr6" draw:name="Frame1" text:anchor-type="char" svg:x="1.1811in" svg:y="2.2528in" svg:width="6.2992in" svg:height="0.75in" draw:z-index="11"><draw:text-box><text:p text:style-name="Nome_20_do_20_Autor_20_e_20_Curso">INSTITUTO FEDERAL DO PARANÁ</text:p><text:p text:style-name="Nome_20_do_20_Autor_20_e_20_Curso">técnico em INFORMÁTICA</text:p></draw:text-box></draw:frame></text:p>
      <text:p text:style-name="Standard"/>
      <text:p text:style-name="P8"><draw:frame draw:style-name="fr3" draw:name="Frame2" text:anchor-type="char" svg:x="1.1811in" svg:y="3.0453in" svg:width="6.2992in" svg:height="2.5827in" draw:z-index="10"><draw:text-box><text:p text:style-name="Nome_20_do_20_Autor_20_e_20_Curso">nome do(s) autor(es) em ordem alfabética</text:p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3" draw:name="Frame3" text:anchor-type="char" svg:x="1.1811in" svg:y="5.8665in" svg:width="6.2992in" svg:height="4.261in" draw:z-index="12"><draw:text-box><text:p text:style-name="Título_20_do_20_Trabalho">título do trabalho</text:p><text:p text:style-name="Subtítulo_20_do_20_Trabalho"/></draw:text-box></draw:frame></text:p>
      <text:p text:style-name="Standard"/>
      <text:p text:style-name="Subtítulo_20_do_20_Trabalho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ntents_20_1"/>
      <text:p text:style-name="Standard"/>
      <text:p text:style-name="P9"><draw:frame draw:style-name="fr5" draw:name="Frame4" text:anchor-type="char" svg:x="1.1811in" svg:y="10.3835in" svg:width="6.2992in" svg:height="0.5in" draw:z-index="1"><draw:text-box><text:p text:style-name="Local_20_e_20_Ano_20_de_20_Entrega">Jacarezinho</text:p><text:p text:style-name="Local_20_e_20_Ano_20_de_20_Entrega">2022</text:p><text:p text:style-name="Local_20_e_20_Ano_20_de_20_Entrega"/><text:p text:style-name="Local_20_e_20_Ano_20_de_20_Entrega"/><text:p text:style-name="Local_20_e_20_Ano_20_de_20_Entrega"/><text:p text:style-name="Standard"/></draw:text-box></draw:frame></text:p>
      <text:p text:style-name="Contents_20_1"><draw:custom-shape text:anchor-type="char" draw:z-index="14" draw:style-name="gr1" draw:text-style-name="P13" svg:width="6.2996in" svg:height="0.1252in" svg:x="1.1811in" svg:y="10.2528in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P9"><draw:frame draw:style-name="fr4" draw:name="Frame5" text:anchor-type="char" svg:x="1.1811in" svg:y="1.1811in" svg:width="6.2992in" svg:height="2.9465in" draw:z-index="9"><draw:text-box><text:p text:style-name="Nome_20_do_20_Autor_20_e_20_Curso">nome do(s) autor(es) em ordem alfabética</text:p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text:p text:style-name="Nome_20_do_20_Autor_20_e_20_Curso"/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3" draw:name="Frame6" text:anchor-type="char" svg:x="1.1811in" svg:y="4.2528in" svg:width="6.2992in" svg:height="2.2508in" draw:z-index="7"><draw:text-box><text:p text:style-name="Título_20_do_20_Trabalho">título do trabalho</text:p><text:p text:style-name="Subtítulo_20_do_20_Trabalho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3" draw:name="Frame7" text:anchor-type="char" svg:x="1.1811in" svg:y="6.628in" svg:width="6.2992in" svg:height="3.6252in" draw:z-index="8"><draw:text-box><text:p text:style-name="Natureza_20_do_20_Trabalho"><text:span text:style-name="T1">Trabalho bimestral apresentado ao Instituto Federal do Paraná (IFPR), Campus Jacarezinho, como requisito parcial de avaliação na disciplina </text:span><text:span text:style-name="T2">Xxxxxxxx Xxxxxxxxx</text:span><text:span text:style-name="T1">.</text:span></text:p><text:p text:style-name="P5"/><text:p text:style-name="Natureza_20_do_20_Trabalho"><text:span text:style-name="T1">Orientador: </text:span><text:span text:style-name="T2">Prof. Xxxxxxx Xxxxxxxx</text:span><text:span text:style-name="T1">. </text:span></text:p><text:p text:style-name="P10"/></draw:text-box></draw:frame></text:p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Natureza_20_do_20_Trabalho"/>
      <text:p text:style-name="P6"><draw:frame draw:style-name="fr2" draw:name="Frame8" text:anchor-type="char" svg:x="1.1811in" svg:y="10.378in" svg:width="6.2992in" svg:height="0.5472in" draw:z-index="0"><draw:text-box><text:p text:style-name="Local_20_e_20_Ano_20_de_20_Entrega">Jacarezinho</text:p><text:p text:style-name="Local_20_e_20_Ano_20_de_20_Entrega">2022</text:p></draw:text-box></draw:frame></text:p>
      <text:p text:style-name="Natureza_20_do_20_Trabalho"/>
      <text:p text:style-name="Natureza_20_do_20_Trabalho"/>
      <text:p text:style-name="Natureza_20_do_20_Trabalho"/>
      <text:p text:style-name="Standard"/>
      <text:p text:style-name="Texto_20_-_20_Resumo"/>
      <text:h text:style-name="Titulo_20_-_20_Elementos_20_Pré" text:outline-level="7">SUMÁRIO</text:h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  <text:index-source-style text:style-name="Titulo_20_Apêndice_20_e_20_Anexo"/>
          </text:index-source-styles>
        </text:table-of-content-source>
        <text:index-body>
          <text:p text:style-name="P2"><text:a xlink:type="simple" xlink:href="#__RefHeading___Toc7645656" text:style-name="Index_20_Link" text:visited-style-name="Index_20_Link"><text:span text:style-name="T3">1 INTRODUÇÃO<text:tab/>3</text:span></text:a></text:p>
          <text:p text:style-name="P11"/>
          <text:p text:style-name="P2"><text:a xlink:type="simple" xlink:href="#__RefHeading___Toc7645657" text:style-name="Index_20_Link" text:visited-style-name="Index_20_Link"><text:span text:style-name="T3">2 DESENVOLVIMENTO<text:tab/>4</text:span></text:a></text:p>
          <text:p text:style-name="P11"/>
          <text:p text:style-name="P2"><text:a xlink:type="simple" xlink:href="#__RefHeading___Toc7645658" text:style-name="Index_20_Link" text:visited-style-name="Index_20_Link"><text:span text:style-name="T3">3 CONCLUSÃO<text:tab/>5</text:span></text:a></text:p>
          <text:p text:style-name="P11"/>
          <text:p text:style-name="Contents_20_1"><text:a xlink:type="simple" xlink:href="#__RefHeading___Toc7645659" text:style-name="Index_20_Link" text:visited-style-name="Index_20_Link"><text:span text:style-name="T3">REFERÊNCIAS<text:tab/>6</text:span></text:a></text:p>
        </text:index-body>
      </text:table-of-content>
      <text:p text:style-name="P3"/>
      <text:h text:style-name="P4" text:outline-level="1"><text:bookmark-start text:name="__RefHeading___Toc7645656"/>INTRODUÇÃO<text:bookmark-end text:name="__RefHeading___Toc7645656"/></text:h>
      <text:p text:style-name="Titulo_20_de_20_Gráfico"/>
      <text:p text:style-name="Standard"/>
      <text:p text:style-name="Standard"/>
      <text:h text:style-name="Heading_20_1" text:outline-level="1"><text:bookmark-start text:name="__RefHeading___Toc7645657"/>desenvolvimento<text:bookmark-end text:name="__RefHeading___Toc7645657"/></text:h>
      <text:h text:style-name="Heading_20_1" text:outline-level="1"><text:bookmark-start text:name="__RefHeading___Toc7645658"/>conclusão<text:bookmark-end text:name="__RefHeading___Toc7645658"/></text:h>
      <text:p text:style-name="Parágrafo"/>
      <text:p text:style-name="Parágrafo"/>
      <text:p text:style-name="Parágrafo"/>
      <text:p text:style-name="Parágrafo"/>
      <text:p text:style-name="Parágrafo"/>
      <text:p text:style-name="Parágrafo"/>
      <text:p text:style-name="Standard"/>
      <text:p text:style-name="Legendas"/>
      <text:p text:style-name="Legendas"/>
      <text:p text:style-name="Parágrafo"/>
      <text:p text:style-name="Parágrafo"/>
      <text:p text:style-name="Parágrafo"/>
      <text:p text:style-name="Parágrafo"/>
      <text:p text:style-name="Parágrafo"/>
      <text:h text:style-name="Heading_20_6" text:outline-level="6"><text:bookmark-start text:name="__RefHeading___Toc7645659"/>REFERÊNCIAS<text:bookmark-end text:name="__RefHeading___Toc7645659"/></text:h>
      <text:p text:style-name="Referências">SOBRENOME, Nome do autor. <text:span text:style-name="T4">Título da obra</text:span>. Edição. Cidade: Editora, Ano de Publicação. </text:p>
      <text:p text:style-name="Standard"/>
      <text:p text:style-name="Nota_20_de_20_Rodapé"><text:span text:style-name="Footnote_20_Symbol"/></text:p>
      <text:p text:style-name="Standard"><text:span text:style-name="Footnote_20_Symbol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Parágrafo" style:default-outline-level="1" style:class="text">
      <style:paragraph-properties fo:margin-left="0in" fo:margin-right="0in" fo:margin-top="0in" fo:margin-bottom="0.25in" style:contextual-spacing="false" fo:line-height="150%" fo:text-indent="0in" style:auto-text-indent="false" fo:break-before="page" fo:keep-with-next="always">
        <style:tab-stops>
          <style:tab-stop style:position="0.1575in"/>
        </style:tab-stops>
      </style:paragraph-properties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Parágrafo" style:default-outline-level="2" style:class="text">
      <style:paragraph-properties fo:margin-left="0in" fo:margin-right="0in" fo:margin-top="0.25in" fo:margin-bottom="0.25in" style:contextual-spacing="false" fo:line-height="150%" fo:text-indent="0in" style:auto-text-indent="false" fo:keep-with-next="always">
        <style:tab-stops>
          <style:tab-stop style:position="0.1575in"/>
        </style:tab-stops>
      </style:paragraph-properties>
      <style:text-properties fo:text-transform="uppercase" style:font-size-complex="12pt"/>
    </style:style>
    <style:style style:name="Heading_20_3" style:display-name="Heading 3" style:family="paragraph" style:parent-style-name="Standard" style:next-style-name="Parágrafo" style:default-outline-level="3" style:class="text">
      <style:paragraph-properties fo:margin-top="0.25in" fo:margin-bottom="0.25in" style:contextual-spacing="false" fo:line-height="150%" fo:keep-with-next="always">
        <style:tab-stops>
          <style:tab-stop style:position="0.1575in"/>
          <style:tab-stop style:position="0.4335in"/>
        </style:tab-stops>
      </style:paragraph-properties>
    </style:style>
    <style:style style:name="Heading_20_4" style:display-name="Heading 4" style:family="paragraph" style:parent-style-name="Standard" style:next-style-name="Parágrafo" style:default-outline-level="4" style:class="text">
      <style:paragraph-properties fo:margin-left="0in" fo:margin-right="0in" fo:margin-top="0.25in" fo:margin-bottom="0.25in" style:contextual-spacing="false" fo:line-height="150%" fo:text-indent="0in" style:auto-text-indent="false" fo:keep-with-next="always">
        <style:tab-stops>
          <style:tab-stop style:position="0.1575in"/>
          <style:tab-stop style:position="0.5909in"/>
        </style:tab-stops>
      </style:paragraph-properties>
    </style:style>
    <style:style style:name="Heading_20_5" style:display-name="Heading 5" style:family="paragraph" style:parent-style-name="Standard" style:next-style-name="Parágrafo" style:default-outline-level="5" style:class="text">
      <style:paragraph-properties fo:margin-left="0in" fo:margin-right="0in" fo:margin-top="0.25in" fo:margin-bottom="0.25in" style:contextual-spacing="false" fo:line-height="150%" fo:text-indent="0in" style:auto-text-indent="false" fo:keep-with-next="always">
        <style:tab-stops>
          <style:tab-stop style:position="0.1575in"/>
          <style:tab-stop style:position="0.7091in"/>
        </style:tab-stops>
      </style:paragraph-properties>
      <style:text-properties fo:color="#000000" loext:opacity="100%"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in" fo:margin-bottom="0.25in" style:contextual-spacing="false" fo:line-height="150%" fo:text-align="center" style:justify-single-word="false" fo:break-before="page"/>
      <style:text-properties fo:text-transform="uppercase" fo:font-weight="bold" style:font-weight-asian="bold"/>
    </style:style>
    <style:style style:name="Parágrafo" style:family="paragraph" style:parent-style-name="Standard">
      <style:paragraph-properties fo:margin-left="0in" fo:margin-right="0in" fo:line-height="150%" fo:text-indent="1.1811in" style:auto-text-indent="false">
        <style:tab-stops>
          <style:tab-stop style:position="1.1811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6.2929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2pt"/>
    </style:style>
    <style:style style:name="Agradecimentos" style:family="paragraph" style:parent-style-name="Standard">
      <style:paragraph-properties fo:margin-left="0in" fo:margin-right="0in" fo:margin-top="0in" fo:margin-bottom="0.0835in" style:contextual-spacing="false" fo:line-height="150%" fo:text-indent="1.1811in" style:auto-text-indent="false"/>
    </style:style>
    <style:style style:name="Dedicatória" style:family="paragraph" style:parent-style-name="Standard">
      <style:paragraph-properties fo:margin-left="2.7563in" fo:margin-right="0in" fo:line-height="150%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Epígrafe" style:family="paragraph" style:parent-style-name="Standard">
      <style:paragraph-properties fo:margin-left="2.7563in" fo:margin-right="0in" fo:text-indent="0in" style:auto-text-indent="false"/>
    </style:style>
    <style:style style:name="Citação_20_Longa" style:display-name="Citação Longa" style:family="paragraph" style:parent-style-name="Standard" style:next-style-name="Parágrafo">
      <style:paragraph-properties fo:margin-left="1.5752in" fo:margin-right="0in" fo:margin-top="0.25in" fo:margin-bottom="0.25in" style:contextual-spacing="true" fo:orphans="2" fo:widows="2" fo:text-indent="0in" style:auto-text-indent="false"/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Local_20_e_20_Ano_20_de_20_Entrega" style:display-name="Local e Ano de Entrega" style:family="paragraph" style:parent-style-name="Standard">
      <style:paragraph-properties fo:text-align="center" style:justify-single-word="false"/>
      <style:text-properties style:font-size-complex="12pt"/>
    </style:style>
    <style:style style:name="Subalínea" style:family="paragraph" style:parent-style-name="Standard" style:list-style-name="WW8Num3">
      <style:paragraph-properties fo:line-height="150%"/>
    </style:style>
    <style:style style:name="Alínea" style:family="paragraph" style:parent-style-name="Subalínea" style:list-style-name="WW8Num1"/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Natureza_20_do_20_Trabalho" style:display-name="Natureza do Trabalho" style:family="paragraph" style:parent-style-name="Standard">
      <style:paragraph-properties fo:margin-left="2.7563in" fo:margin-right="0in" fo:text-indent="0in" style:auto-text-indent="false"/>
      <style:text-properties fo:font-size="10pt" style:font-size-asian="10pt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Nome_20_do_20_Autor_20_e_20_Curso" style:display-name="Nome do Autor e Curso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6pt"/>
    </style:style>
    <style:style style:name="Título_20_do_20_Trabalho" style:display-name="Título do Trabalho" style:family="paragraph" style:parent-style-name="Standard" style:next-style-name="Subtítulo_20_do_20_Trabalho">
      <style:paragraph-properties fo:text-align="center" style:justify-single-word="false"/>
      <style:text-properties fo:text-transform="uppercase" fo:font-size="16pt" fo:font-weight="bold" style:font-size-asian="16pt" style:font-weight-asian="bold"/>
    </style:style>
    <style:style style:name="Subtítulo_20_do_20_Trabalho" style:display-name="Subtítulo do Trabalho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Orientador" style:family="paragraph" style:parent-style-name="Standard">
      <style:paragraph-properties fo:text-align="end" style:justify-single-word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Texto_20_-_20_Resumo" style:display-name="Texto - Resumo" style:family="paragraph" style:parent-style-name="Standard">
      <style:paragraph-properties fo:margin-top="0in" fo:margin-bottom="0.3335in" style:contextual-spacing="false"/>
    </style:style>
    <style:style style:name="Resumo_20_-_20_Texto" style:display-name="Resumo - Texto" style:family="paragraph" style:parent-style-name="Agradecimentos">
      <style:paragraph-properties fo:margin-left="0in" fo:margin-right="0in" fo:margin-top="0in" fo:margin-bottom="0.3335in" style:contextual-spacing="false" fo:line-height="100%" fo:text-indent="0in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Titulo_20_de_20_Tabela" style:display-name="Titulo de Tabela" style:family="paragraph" style:parent-style-name="Standard">
      <style:paragraph-properties fo:margin-top="0.25in" fo:margin-bottom="0in" style:contextual-spacing="false"/>
    </style:style>
    <style:style style:name="Titulo_20_de_20_Quadro" style:display-name="Titulo de Quadro" style:family="paragraph" style:parent-style-name="Titulo_20_de_20_Tabela" style:next-style-name="Standard"/>
    <style:style style:name="Título_20_-_20_Resumo" style:display-name="Título - Resumo" style:family="paragraph" style:parent-style-name="Standard">
      <style:paragraph-properties fo:margin-top="0.25in" fo:margin-bottom="0.6665in" style:contextual-spacing="false" fo:text-align="center" style:justify-single-word="false"/>
      <style:text-properties fo:text-transform="uppercase" fo:font-weight="bold" style:font-weight-asian="bold" style:font-size-complex="12pt"/>
    </style:style>
    <style:style style:name="Referências" style:family="paragraph" style:parent-style-name="Standard">
      <style:paragraph-properties fo:margin-top="0in" fo:margin-bottom="0.25in" style:contextual-spacing="false" fo:text-align="start" style:justify-single-word="false" fo:orphans="2" fo:widows="2"/>
      <style:text-properties style:font-size-complex="12pt"/>
    </style:style>
    <style:style style:name="Número_20_de_20_Página" style:display-name="Número de Página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Legendas" style:family="paragraph" style:parent-style-name="Standard">
      <style:paragraph-properties fo:margin-top="0in" fo:margin-bottom="0.25in" style:contextual-spacing="false" fo:text-align="start" style:justify-single-word="false"/>
      <style:text-properties fo:font-size="10pt" style:font-size-asian="10pt" style:font-size-complex="12pt"/>
    </style:style>
    <style:style style:name="Nota_20_de_20_Rodapé" style:display-name="Nota de Rodapé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Sumário" style:family="paragraph" style:parent-style-name="Standard">
      <style:paragraph-properties fo:line-height="150%">
        <style:tab-stops>
          <style:tab-stop style:position="6.0638in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_20_Apêndice_20_e_20_Anexo" style:display-name="Titulo Apêndice e Anexo" style:family="paragraph" style:parent-style-name="Standard" style:next-style-name="Parágrafo">
      <style:paragraph-properties fo:margin-top="0in" fo:margin-bottom="0.25in" style:contextual-spacing="false" fo:text-align="center" style:justify-single-word="false"/>
    </style:style>
    <style:style style:name="Título_20_de_20_Figura" style:display-name="Título de Figura" style:family="paragraph" style:parent-style-name="Standard" style:next-style-name="Fonte">
      <style:paragraph-properties fo:margin-top="0.25in" fo:margin-bottom="0in" style:contextual-spacing="false"/>
    </style:style>
    <style:style style:name="Fonte" style:family="paragraph" style:parent-style-name="Standard" style:next-style-name="Parágrafo">
      <style:paragraph-properties fo:margin-top="0in" fo:margin-bottom="0.25in" style:contextual-spacing="true" fo:text-align="start" style:justify-single-word="false"/>
      <style:text-properties fo:font-size="10pt" style:font-size-asian="10pt"/>
    </style:style>
    <style:style style:name="Titulo_20_de_20_Gráfico" style:display-name="Titulo de Gráfico" style:family="paragraph" style:parent-style-name="Título_20_de_20_Figura" style:next-style-name="Fonte">
      <style:text-properties fo:font-size="12pt" style:font-size-asian="12pt"/>
    </style:style>
    <style:style style:name="Natureza_20_do_20_trabalho" style:display-name="Natureza do trabalho" style:family="paragraph" style:parent-style-name="Standard">
      <style:paragraph-properties fo:margin-left="3.15in" fo:margin-right="0in" style:line-height-at-least="0.25in" fo:orphans="2" fo:widows="2" fo:text-indent="0in" style:auto-text-indent="false">
        <style:tab-stops>
          <style:tab-stop style:position="-0.1181in"/>
          <style:tab-stop style:position="4.7252in" style:leader-style="dotted" style:leader-text="."/>
          <style:tab-stop style:position="5.9354in"/>
        </style:tab-stops>
      </style:paragraph-properties>
      <style:text-properties fo:language="none" fo:country="none" style:language-asian="none" style:country-asian="none" style:font-size-complex="12pt"/>
    </style:style>
    <style:style style:name="Figura_20_ou_20_Gráfico" style:display-name="Figura ou Gráfico" style:family="paragraph" style:parent-style-name="Standard" style:next-style-name="Standard">
      <style:paragraph-properties fo:text-align="center" style:justify-single-word="false"/>
    </style:style>
    <style:style style:name="Texto_20_-_20_Tabela_20_e_20_Quadro" style:display-name="Texto - Tabela e Quadro" style:family="paragraph" style:parent-style-name="Standard">
      <style:text-properties fo:font-size="10pt" style:font-size-asian="10pt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itulo_20_-_20_Elementos_20_Pré" style:display-name="Titulo - Elementos Pré" style:family="paragraph" style:parent-style-name="Heading_20_6" style:default-outline-level="7" style:list-style-name=""/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2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2z1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5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nte_20_Char" style:display-name="Fonte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WW8Num2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</text:outline-level-style>
      <text:outline-level-style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92in" fo:text-indent="-0.2992in" fo:margin-left="0.2992in"/>
        </style:list-level-properties>
      </text:outline-level-style>
      <text:outline-level-style text:level="3" text:style-name="WW8Num2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2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outline-level-style>
      <text:outline-level-style text:level="5" text:style-name="WW8Num2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outline-level-style>
      <text:outline-level-style text:level="6" text:style-name="WW8Num2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07in" fo:text-indent="-0.2992in" fo:margin-left="1.480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2992in" fo:text-indent="-0.2992in" fo:margin-left="0.2992in"/>
        </style:list-level-properties>
      </text:list-level-style-number>
      <text:list-level-style-number text:level="3" text:style-name="WW8Num2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2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list-level-style-number>
      <text:list-level-style-number text:level="5" text:style-name="WW8Num2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5in" fo:text-indent="-0.1575in" fo:margin-left="0.1575in"/>
        </style:list-level-properties>
      </text:list-level-style-number>
      <text:list-level-style-number text:level="6" text:style-name="WW8Num2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7563in" fo:text-indent="-0.2756in" fo:margin-left="1.7563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07in" fo:text-indent="-0.2992in" fo:margin-left="1.480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07in" fo:text-indent="-0.2992in" fo:margin-left="1.480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1.5pt" style:font-size-asian="11.5pt" style:font-size-complex="11.5pt"/>
    </style:style>
    <style:style style:name="MP2" style:family="paragraph" style:parent-style-name="Standard">
      <style:text-properties fo:font-size="10pt" style:font-size-asian="10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bottom="0.3547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draw:frame draw:style-name="Mfr1" draw:name="Frame9" text:anchor-type="paragraph" svg:y="0.0008in" draw:z-index="5"><draw:text-box fo:min-height="0.0228in" fo:min-width="0in"><text:p text:style-name="MP2"><text:page-number text:select-page="current">6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BNT - UNOPAR - Completo</dc:title>
    <dc:subject>ABNT - UNOPAR - Completo</dc:subject>
    <meta:keyword>Normas da ABNT. Padrões UNOPAR. Trabalhos Acadêmicos.</meta:keyword>
    <dc:description>Versão 2.1</dc:description>
    <meta:initial-creator>Marcia Cristina dos Reis</meta:initial-creator>
    <meta:creation-date>2007-07-14T11:12:00</meta:creation-date>
    <dc:creator>Usuário</dc:creator>
    <dc:date>2022-02-21T15:22:00</dc:date>
    <meta:print-date>2005-07-01T10:13:00</meta:print-date>
    <meta:editing-cycles>99</meta:editing-cycles>
    <meta:editing-duration>PT7H8M</meta:editing-duration>
    <meta:document-statistic meta:table-count="0" meta:image-count="1" meta:object-count="0" meta:page-count="7" meta:paragraph-count="24" meta:word-count="86" meta:character-count="591" meta:non-whitespace-character-count="529"/>
    <meta:generator>LibreOffice/7.3.3.2$Linux_X86_64 LibreOffice_project/30$Build-2</meta:generator>
  </office:meta>
</office:document-meta>
</file>